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ЛР">
      <style:text-properties fo:language="uk" fo:country="UA" style:font-weight-complex="bold"/>
    </style:style>
    <style:style style:name="P2" style:family="paragraph" style:parent-style-name="Heading_20_2">
      <style:text-properties style:font-size-complex="12pt"/>
    </style:style>
    <style:style style:name="P3" style:family="paragraph" style:parent-style-name="Heading_20_1">
      <style:text-properties style:font-size-complex="12pt"/>
    </style:style>
    <style:style style:name="P4" style:family="paragraph" style:parent-style-name="Standard" style:list-style-name="WW8Num22">
      <style:paragraph-properties fo:text-align="justify" style:justify-single-word="false"/>
    </style:style>
    <style:style style:name="P5" style:family="paragraph" style:parent-style-name="Standard" style:list-style-name="WW8Num1">
      <style:paragraph-properties fo:text-align="justify" style:justify-single-word="false"/>
    </style:style>
    <style:style style:name="P6" style:family="paragraph" style:parent-style-name="Standard">
      <style:text-properties fo:language="uk" fo:country="UA"/>
    </style:style>
    <style:style style:name="P7" style:family="paragraph" style:parent-style-name="Standard" style:list-style-name="WW8Num8">
      <style:paragraph-properties fo:text-align="justify" style:justify-single-word="false"/>
      <style:text-properties fo:language="uk" fo:country="UA"/>
    </style:style>
    <style:style style:name="P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language="uk" fo:country="UA"/>
    </style:style>
    <style:style style:name="P9" style:family="paragraph" style:parent-style-name="Standard" style:list-style-name="WW8Num3">
      <style:paragraph-properties fo:text-align="justify" style:justify-single-word="false"/>
      <style:text-properties fo:language="uk" fo:country="UA"/>
    </style:style>
    <style:style style:name="P10" style:family="paragraph" style:parent-style-name="Standard" style:list-style-name="WW8Num1">
      <style:paragraph-properties fo:text-align="justify" style:justify-single-word="false"/>
      <style:text-properties fo:language="uk" fo:country="UA"/>
    </style:style>
    <style:style style:name="P11" style:family="paragraph" style:parent-style-name="Standard" style:list-style-name="WW8Num22">
      <style:paragraph-properties fo:text-align="justify" style:justify-single-word="false"/>
      <style:text-properties fo:language="uk" fo:country="UA"/>
    </style:style>
    <style:style style:name="P12" style:family="paragraph" style:parent-style-name="Standard">
      <style:paragraph-properties fo:margin-left="-0.318cm" fo:margin-right="0cm" fo:text-align="center" style:justify-single-word="false" fo:text-indent="0.953cm" style:auto-text-indent="false">
        <style:tab-stops>
          <style:tab-stop style:position="11.086cm"/>
        </style:tab-stops>
      </style:paragraph-properties>
    </style:style>
    <style:style style:name="P13" style:family="paragraph" style:parent-style-name="Standard">
      <style:paragraph-properties fo:margin-left="-0.318cm" fo:margin-right="0cm" fo:text-indent="0.953cm" style:auto-text-indent="false"/>
      <style:text-properties fo:language="uk" fo:country="UA"/>
    </style:style>
    <style:style style:name="P14" style:family="paragraph" style:parent-style-name="Standard">
      <style:paragraph-properties fo:margin-left="-0.318cm" fo:margin-right="0cm" fo:text-align="center" style:justify-single-word="false" fo:text-indent="0.953cm" style:auto-text-indent="false"/>
      <style:text-properties fo:language="uk" fo:country="UA"/>
    </style:style>
    <style:style style:name="P15" style:family="paragraph" style:parent-style-name="Standard">
      <style:paragraph-properties fo:margin-left="-0.318cm" fo:margin-right="0cm" fo:text-align="justify" style:justify-single-word="false" fo:text-indent="1.568cm" style:auto-text-indent="false"/>
    </style:style>
    <style:style style:name="P16" style:family="paragraph" style:parent-style-name="Standard">
      <style:paragraph-properties fo:margin-left="-0.318cm" fo:margin-right="0cm" fo:text-indent="0cm" style:auto-text-indent="false"/>
      <style:text-properties fo:language="uk" fo:country="UA"/>
    </style:style>
    <style:style style:name="P17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language="uk" fo:country="UA"/>
    </style:style>
    <style:style style:name="P18" style:family="paragraph" style:parent-style-name="Standard" style:list-style-name="WW8Num1">
      <style:paragraph-properties fo:margin-left="0cm" fo:margin-right="0cm" fo:text-indent="1.27cm" style:auto-text-indent="false"/>
    </style:style>
    <style:style style:name="P19" style:family="paragraph" style:parent-style-name="Heading_20_3">
      <style:text-properties fo:font-size="12pt" style:font-size-asian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language="uk" fo:country="UA" style:text-underline-style="solid" style:text-underline-width="auto" style:text-underline-color="font-color" fo:font-weight="bold" style:font-weight-asian="bold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Завдання </text:span><text:span text:style-name="T9">4.</text:span></text:p>
      <text:p text:style-name="P12"><text:span text:style-name="T1"><text:s/></text:span><text:span text:style-name="T2">Текстові <text:s/>файли.</text:span></text:p>
      <text:p text:style-name="P13"/>
      <text:h text:style-name="P19" text:outline-level="3">Постановка <text:s/>задачі</text:h>
      <text:p text:style-name="P14"/>
      <text:list xml:id="list7835400894731833647" text:style-name="WW8Num8">
        <text:list-item>
          <text:p text:style-name="P7">За допомогою текстового редактора створити текстовий файл, що відповідає умові варіанта.</text:p>
        </text:list-item>
        <text:list-item>
          <text:p text:style-name="P7">Виконати дії, зазначені в умові варіанта. Використовувати додаткові файли тільки в разі необхідності. Обов’язковою є перевірка вхідного файлу на порожність.</text:p>
        </text:list-item>
      </text:list>
      <text:p text:style-name="P15"><text:span text:style-name="T4">Визначення:</text:span><text:span text:style-name="T1"> Словами називаються групи символів, відокремлені пробілами (одним чи кількома), і які не містять пробілів всередині. Будемо вважати, що довжина компонента текстового файлу не перевищує 255 символів.</text:span></text:p>
      <text:p text:style-name="P13"/>
      <text:h text:style-name="P3" text:outline-level="1">Зміст <text:s/>звіту</text:h>
      <text:p text:style-name="P14"/>
      <text:list xml:id="list2839320897224491903" text:style-name="WW8Num3">
        <text:list-item>
          <text:p text:style-name="P8">Постановка <text:s/>задачі.</text:p>
        </text:list-item>
        <text:list-item>
          <text:p text:style-name="P9">Роздрукований текст програми і вхідного файлу (файлів).</text:p>
        </text:list-item>
        <text:list-item>
          <text:p text:style-name="P9">Результати обробки вхідного файлу та (чи) результуючого файлу.</text:p>
        </text:list-item>
      </text:list>
      <text:p text:style-name="P16"/>
      <text:h text:style-name="P2" text:outline-level="2">Варіанти завдань</text:h>
      <text:p text:style-name="P17"/>
      <text:list xml:id="list7773450549795634481" text:style-name="WW8Num1">
        <text:list-item>
          <text:p text:style-name="P5"><text:span text:style-name="T1">Дано текстовий файл. Записати в кінець файлу рядки, що містять <text:s/>літери </text:span>E<text:span text:style-name="T1">, </text:span>N<text:span text:style-name="T1">, </text:span>D<text:span text:style-name="T1">, а також кількість рядків у вхідному файлі та номер останнього пустого рядку (якщо такого немає, то записати 0).</text:span></text:p>
        </text:list-item>
        <text:list-item>
          <text:p text:style-name="P5"><text:span text:style-name="T1">Підрахувати у текстовому файлі <text:s/>кількість <text:s/>літерних сполук АВ та а</text:span>b<text:span text:style-name="T1">.</text:span></text:p>
        </text:list-item>
        <text:list-item>
          <text:p text:style-name="P10">Визначити у текстовому файлі співвідношення голосних і приголосних латинських літер. Рекомендується використовувати множини.</text:p>
        </text:list-item>
        <text:list-item>
          <text:p text:style-name="P5"><text:span text:style-name="T1">Підрахувати, скільки разів </text:span><text:s/><text:span text:style-name="T1">входить у текстовий файл кожна із наступних літер : А, В, С,</text:span> D, E, F <text:s/>і вивести результат у вигляді таблиці.</text:p>
        </text:list-item>
        <text:list-item>
          <text:p text:style-name="P5">Дано текстові файли <text:span text:style-name="T11">f</text:span> <text:s/>та <text:span text:style-name="T11">g</text:span><text:span text:style-name="T1"> . Визначити, чи співпадають ці текстові файли. Якщо <text:s/>ні, то отримати координати (номер рядка і номер позиції у рядку ) першого символу, починаючи з якого файли відрізняються. У випадку, коли один із файлів повторює початок іншого (довшого) файлу - видати відповідне повідомлення.</text:span></text:p>
        </text:list-item>
        <text:list-item>
          <text:p text:style-name="P5"><text:span text:style-name="T1">Дано текстові файли </text:span><text:span text:style-name="T11">f</text:span><text:span text:style-name="T1"> <text:s/>та </text:span><text:span text:style-name="T11">g</text:span><text:span text:style-name="T5">. </text:span><text:span text:style-name="T1">Записати до файлу <text:s/></text:span><text:span text:style-name="T11">h</text:span><text:span text:style-name="T1"> таку початкову частину текстів у файлах <text:s/></text:span><text:span text:style-name="T11">f</text:span><text:span text:style-name="T1"> <text:s/>та </text:span><text:span text:style-name="T11">g</text:span><text:span text:style-name="T5"> , </text:span><text:span text:style-name="T1">що співпадає.У випадку відсутності такої частини видати повідомлення. </text:span></text:p>
        </text:list-item>
        <text:list-item>
          <text:p text:style-name="P5"><text:span text:style-name="T1">Вилучити з текстового файлу <text:s/></text:span><text:span text:style-name="T11">f</text:span><text:span text:style-name="T1"> <text:s/>усі однолітерні слова і зайві пробіли. Результат записати до файлу </text:span><text:s/><text:span text:style-name="T11">g</text:span><text:span text:style-name="T1"> .</text:span></text:p>
        </text:list-item>
        <text:list-item>
          <text:p text:style-name="P5"><text:span text:style-name="T1">Знайти найдовше слово </text:span>текстов<text:span text:style-name="T1">ого</text:span> файлу <text:s/><text:span text:style-name="T11">f</text:span><text:span text:style-name="T5"> </text:span><text:span text:style-name="T1">серед слів</text:span><text:span text:style-name="T5">, </text:span><text:span text:style-name="T1">друга літера яких </text:span><text:span text:style-name="T11">N</text:span><text:span text:style-name="T1">; якщо слів з найбільшою довжиною декілька, то знайти останнє. Якщо таких слів немає зовсім, то повідомити про це.</text:span></text:p>
        </text:list-item>
        <text:list-item>
          <text:p text:style-name="P10">Визначити кількість слів у текстовому файлі та додати у кінець файла рядок , що містить перші літери кожного слова файла, записані у відповідній послідовності, причому кожна літера має бути унікальною.</text:p>
        </text:list-item>
        <text:list-item>
          <text:p text:style-name="P18"><text:span text:style-name="T1">Текстовий файл <text:s/></text:span><text:span text:style-name="T11">f</text:span><text:span text:style-name="T5"> </text:span><text:span text:style-name="T1">містить</text:span><text:span text:style-name="T5"> </text:span><text:span text:style-name="T1">відомості про студентів курсу у наступному вигляді: </text:span></text:p>
        </text:list-item>
      </text:list>
      <text:p text:style-name="P6"><text:s text:c="5"/>прізвище <text:s/>ім’я <text:s text:c="2"/>по батькові.</text:p>
      <text:p text:style-name="Standard"><text:span text:style-name="T1">Записати ці відомості до файлу </text:span><text:span text:style-name="T11">g</text:span><text:span text:style-name="T5"> </text:span><text:span text:style-name="T1">за зразком: </text:span></text:p>
      <text:p text:style-name="P6"><text:s text:c="5"/>ім’я <text:s text:c="2"/>по батькові <text:s text:c="2"/>прізвище.</text:p>
      <text:list xml:id="list40614933" text:continue-numbering="true" text:style-name="WW8Num1">
        <text:list-item>
          <text:p text:style-name="P5"><text:span text:style-name="T1">Вхідні <text:s/>дані такі <text:s/>ж, як у варіанті 10. Записати відомості до файлу </text:span><text:span text:style-name="T11">g</text:span><text:span text:style-name="T5"> </text:span><text:span text:style-name="T1">за зразком: <text:s text:c="5"/></text:span></text:p>
        </text:list-item>
      </text:list>
      <text:p text:style-name="P6"><text:s text:c="6"/>Прізвище <text:s/>І.П.</text:p>
      <text:list xml:id="list40598610" text:continue-numbering="true" text:style-name="WW8Num1">
        <text:list-item>
          <text:p text:style-name="P5"><text:span text:style-name="T1">Дано текстовий файл <text:s/></text:span><text:span text:style-name="T11">f</text:span><text:span text:style-name="T5">,</text:span><text:span text:style-name="T1"> що містить програму на мові Паскаль. Перевірити цю програму</text:span><text:span text:style-name="T5"> </text:span><text:span text:style-name="T1">на невідповідність числа відкриваючих та закриваючих круглих дужок. Вважати, </text:span><text:soft-page-break/><text:span text:style-name="T1">що кожний оператор програми займає не більше одного рядка файлу </text:span><text:span text:style-name="T11">f</text:span><text:span text:style-name="T5">.</text:span></text:p>
        </text:list-item>
        <text:list-item>
          <text:p text:style-name="P5"><text:span text:style-name="T1">Дано текстовий файл</text:span><text:span text:style-name="T5">,</text:span><text:span text:style-name="T1"> що містить програму на мові Паскаль. Кожний рядок містить по одному оператору. Перевірити, чи стоїть у кінці кожного оператора крапка з комою, а наприкінці останнього - </text:span><text:span text:style-name="T11">end</text:span><text:span text:style-name="T5"> </text:span><text:span text:style-name="T1">з крапкою.У відповідь видати процентне співвідношення кількості помилок до числа правильно записаних операторів .</text:span></text:p>
        </text:list-item>
        <text:list-item>
          <text:p text:style-name="P5"><text:span text:style-name="T1">Дано довільне ключове слово і текстовий файл <text:s/></text:span><text:span text:style-name="T11">f</text:span><text:span text:style-name="T1">. Сформувати файл </text:span><text:span text:style-name="T11">g</text:span><text:span text:style-name="T1">, що містить рядки файлу <text:s/></text:span><text:span text:style-name="T11">f</text:span><text:span text:style-name="T5">, </text:span><text:span text:style-name="T1">символи у яких циклічно зміщені так, щоб ключове слово починалося з першої позиції. Рядки, що не містять ключового слова, до файлу </text:span><text:span text:style-name="T11">g</text:span><text:span text:style-name="T1"> не записуються.</text:span></text:p>
        </text:list-item>
        <text:list-item>
          <text:p text:style-name="P5"><text:span text:style-name="T1">Дано текстовий файл <text:s/></text:span><text:span text:style-name="T11">f</text:span><text:span text:style-name="T5">. </text:span><text:span text:style-name="T1">Вилучити пробіли, що стоять на початку кожного рядка.</text:span><text:span text:style-name="T5"> </text:span><text:span text:style-name="T1">Результат помістити до файлу <text:s/></text:span><text:span text:style-name="T11">g</text:span><text:span text:style-name="T5">. </text:span><text:span text:style-name="T1">Послідовність рядків у файлі</text:span><text:span text:style-name="T5"> <text:s/></text:span><text:span text:style-name="T11">g</text:span><text:span text:style-name="T5"> </text:span><text:span text:style-name="T1">повинна бути зворотною по відношенню до послідовності рядків файлу </text:span><text:span text:style-name="T11">f</text:span><text:span text:style-name="T1">.</text:span></text:p>
        </text:list-item>
        <text:list-item>
          <text:p text:style-name="P5"><text:span text:style-name="T1">У текстовому файлі подвоїти (тобто додати ще одну) кожну цифру та вилучити усі латинські голосні літери (</text:span>a<text:span text:style-name="T1">, </text:span>e<text:span text:style-name="T1">, </text:span>i<text:span text:style-name="T1">, </text:span>o<text:span text:style-name="T1">, </text:span>u<text:span text:style-name="T1">, </text:span>y<text:span text:style-name="T1">).</text:span></text:p>
        </text:list-item>
        <text:list-item>
          <text:p text:style-name="P5">У текстовому файлі<text:span text:style-name="T1"> замінити кожну цифру на наступну за значенням цифру (9 замінити на 0), а перше слово кожного рядка переписати у зворотному порядку.</text:span></text:p>
        </text:list-item>
        <text:list-item>
          <text:p text:style-name="P5">У текстовому файлі<text:span text:style-name="T1"> вилучити усі символи "+" <text:s/>і <text:s/>"-", а також всі букви <text:s/>"б",</text:span><text:span text:style-name="T6"> </text:span><text:span text:style-name="T1">безпосередньо перед якими знаходиться буква <text:s/>"с".</text:span><text:span text:style-name="T6"> </text:span></text:p>
        </text:list-item>
        <text:list-item>
          <text:p text:style-name="P5"><text:span text:style-name="T1">Переписати вміст текстового файлу <text:s/></text:span><text:span text:style-name="T11">f</text:span><text:span text:style-name="T5"> </text:span><text:span text:style-name="T1"><text:s/>до файлу <text:s/></text:span><text:span text:style-name="T11">g</text:span><text:span text:style-name="T5"> </text:span><text:span text:style-name="T7">по рядкам</text:span><text:span text:style-name="T1">, додаючи до початку кожного рядка його порядковий номер (він повинен займати 4 позиції ) і пробіл .</text:span></text:p>
        </text:list-item>
        <text:list-item>
          <text:p text:style-name="P5"><text:span text:style-name="T1">Дано текстовий файл <text:s/></text:span><text:span text:style-name="T11">f</text:span><text:span text:style-name="T1"> <text:s/>і рядок</text:span><text:span text:style-name="T5"> </text:span><text:span text:style-name="T11">S</text:span><text:span text:style-name="T5"> </text:span><text:span text:style-name="T1">.Переписати до файлу </text:span>g<text:span text:style-name="T1"> усі рядки файлу <text:s/></text:span><text:span text:style-name="T11">f</text:span><text:span text:style-name="T1">, що містять у собі рядок</text:span><text:span text:style-name="T11"> S</text:span><text:span text:style-name="T1"> як фрагмент.</text:span></text:p>
        </text:list-item>
        <text:list-item>
          <text:p text:style-name="P5"><text:span text:style-name="T1">Дано </text:span>текстові файли <text:span text:style-name="T11">f </text:span><text:s/>та <text:span text:style-name="T11">g</text:span><text:span text:style-name="T1"> . Записати до файлу </text:span><text:span text:style-name="T12">h</text:span><text:span text:style-name="T1"> спочатку текст файлу <text:s/></text:span><text:span text:style-name="T11">f</text:span><text:span text:style-name="T1">, а потім текст файлу </text:span><text:span text:style-name="T11">g</text:span><text:span text:style-name="T1">, пропускаючи усі пусті рядки.</text:span></text:p>
        </text:list-item>
        <text:list-item>
          <text:p text:style-name="P5"><text:span text:style-name="T1">Переписати із текстового файлу <text:s/></text:span><text:span text:style-name="T11">f</text:span><text:span text:style-name="T5"> </text:span><text:span text:style-name="T1"><text:s/>до файлу </text:span><text:span text:style-name="T11">g</text:span><text:span text:style-name="T5"> <text:s/></text:span><text:span text:style-name="T1">усі рядки, що містять більше ніж 60 символів. <text:s/></text:span></text:p>
        </text:list-item>
        <text:list-item>
          <text:p text:style-name="P5"><text:span text:style-name="T1">Переписати текст з файлу <text:s/></text:span><text:span text:style-name="T11">f</text:span><text:span text:style-name="T5"> </text:span><text:span text:style-name="T1"><text:s/>до файлу </text:span><text:span text:style-name="T11">g</text:span><text:span text:style-name="T5"> , </text:span><text:span text:style-name="T1">замінюючи кожний символ "0" на символ "1" і навпаки. Вилучити рядки, у яких не зустрічається жодної цифри.</text:span></text:p>
        </text:list-item>
        <text:list-item>
          <text:p text:style-name="P10">Дано текстовий файл. Залишити у файлі лише перші входження кожного символу. </text:p>
        </text:list-item>
        <text:list-item>
          <text:p text:style-name="P10">Дано текстовий файл. Знайти найдовший рядок файлу.</text:p>
        </text:list-item>
        <text:list-item>
          <text:p text:style-name="P5"><text:span text:style-name="T1">Дано текстовий файл <text:s/></text:span><text:span text:style-name="T5">f </text:span><text:span text:style-name="T1"><text:s/>.Переписати текст до файлу </text:span><text:span text:style-name="T5">g , </text:span><text:span text:style-name="T1">вставляючи на початок кожного рядка стільки пробілів, скільки <text:s/>у ньому однолітерних слів.</text:span></text:p>
        </text:list-item>
        <text:list-item>
          <text:p text:style-name="P5">Дано текстовий файл. Підрахувати кількість рядків, що починаються <text:s/><text:span text:style-name="T1">і</text:span> <text:span text:style-name="T1"><text:s/></text:span>закінчуються одинаковою літерою.</text:p>
        </text:list-item>
        <text:list-item>
          <text:p text:style-name="P5">Підрахувати у текстовому файлі <text:s/>кількість <text:span text:style-name="T1">рядків</text:span>, що складаються з однакових символів.</text:p>
        </text:list-item>
        <text:list-item>
          <text:p text:style-name="P5"><text:span text:style-name="T1">У</text:span><text:span text:style-name="T5"> </text:span><text:span text:style-name="T1">текстовому файлі замінити усі цифри символом </text:span><text:s/><text:span text:style-name="T1">"</text:span>#<text:span text:style-name="T1">" і <text:s/>вилучити усі пробіли.</text:span></text:p>
        </text:list-item>
        <text:list-item>
          <text:p text:style-name="P5">Дано текстовий файл <text:s/><text:span text:style-name="T11">f</text:span>. Переписати його до файлу <text:span text:style-name="T11">g</text:span><text:span text:style-name="T1">, виключаючи пусті рядки та рядки, що містять одне слово. В інших рядках записати слова в алфавітному порядку.</text:span></text:p>
        </text:list-item>
        <text:list-item>
          <text:p text:style-name="P5"><text:span text:style-name="T1">Дано текстовий файл, що містить програму на мові <text:s/>Паскаль. Перевірити програму на відповідність ключових слів </text:span><text:span text:style-name="T11">begin</text:span><text:span text:style-name="T1"> та <text:s/></text:span><text:span text:style-name="T11">end</text:span><text:span text:style-name="T5"> </text:span><text:span text:style-name="T1">( не враховуючи </text:span><text:span text:style-name="T11">end</text:span><text:span text:style-name="T1"> <text:s/>у операторах <text:s/></text:span><text:span text:style-name="T11">case</text:span><text:span text:style-name="T5"> </text:span><text:span text:style-name="T1">і </text:span><text:span text:style-name="T5"><text:s/></text:span><text:span text:style-name="T11">record</text:span><text:span text:style-name="T1"> ).</text:span></text:p>
        </text:list-item>
        <text:list-item>
          <text:p text:style-name="P5"><text:span text:style-name="T1">Умова завдання відповідає умові варіанта 31, але враховується </text:span><text:span text:style-name="T11">end</text:span><text:span text:style-name="T1"> <text:s/>у операторах <text:s/></text:span><text:span text:style-name="T11">case</text:span><text:span text:style-name="T5"> </text:span><text:span text:style-name="T1">і </text:span><text:span text:style-name="T5"><text:s/></text:span><text:span text:style-name="T11">record</text:span><text:span text:style-name="T5"> .</text:span></text:p>
        </text:list-item>
      </text:list>
      <text:p text:style-name="P13"><text:s text:c="13"/></text:p>
      <text:p text:style-name="P1">Контрольні питання</text:p>
      <text:list xml:id="list5003546877710379209" text:style-name="WW8Num22">
        <text:list-item>
          <text:p text:style-name="P11">В чому полягає відмінність між структурою фізичного та структурою логічного файлу?</text:p>
        </text:list-item>
        <text:list-item>
          <text:p text:style-name="P11">В чому полягають особливості текстових файлів?</text:p>
        </text:list-item>
        <text:list-item>
          <text:p text:style-name="P11">Доступ до компонентів текстового файлу.</text:p>
        </text:list-item>
        <text:list-item>
          <text:p text:style-name="P11">Особливості запису до текстового файлу та читання з нього.</text:p>
        </text:list-item>
        <text:list-item>
          <text:p text:style-name="P4"><text:soft-page-break/><text:span text:style-name="T1">В чому полягає відмінність текстового файлу від <text:s/></text:span><text:span text:style-name="T12">file</text:span><text:span text:style-name="T6"> </text:span><text:span text:style-name="T12">of</text:span><text:span text:style-name="T6"> </text:span><text:span text:style-name="T12">char</text:span><text:span text:style-name="T6"> <text:s/></text:span><text:span text:style-name="T1">та</text:span><text:span text:style-name="T6"> <text:s/></text:span><text:span text:style-name="T12">file</text:span><text:span text:style-name="T6"> </text:span><text:span text:style-name="T12">of</text:span><text:span text:style-name="T6"> </text:span><text:span text:style-name="T12">string</text:span><text:span text:style-name="T1">?</text:span></text:p>
        </text:list-item>
        <text:list-item>
          <text:p text:style-name="P4"><text:span text:style-name="T1">В чому полягає відмінність між текстовими файлами користувачів та файлами </text:span><text:span text:style-name="T12">Input</text:span><text:span text:style-name="T6"> <text:s/></text:span><text:span text:style-name="T1">і <text:s/></text:span><text:span text:style-name="T12">Output</text:span><text:span text:style-name="T1">?</text:span></text:p>
        </text:list-item>
        <text:list-item>
          <text:p text:style-name="P11">Які процедури і функції використовуються лише для текстових файлів?</text:p>
        </text:list-item>
        <text:list-item>
          <text:p text:style-name="P4"><text:span text:style-name="T1">Послідовність яких двох символів коду </text:span><text:span text:style-name="T8">ASCII</text:span><text:span text:style-name="T1"> є ознакою кінця рядка </text:span><text:span text:style-name="T8">Eoln</text:span><text:span text:style-name="T2">.</text:span></text:p>
        </text:list-item>
        <text:list-item>
          <text:p text:style-name="P4"><text:span text:style-name="T1">Який символ коду </text:span><text:span text:style-name="T8">ASCII</text:span><text:span text:style-name="T2"> </text:span><text:span text:style-name="T1">є ознакою кінця файлу </text:span><text:span text:style-name="T10">Eof</text:span><text:span text:style-name="T8"> </text:span>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-0.318cm" fo:margin-right="-0.157cm" fo:text-align="center" style:justify-single-word="false" fo:text-indent="0.953cm" style:auto-text-indent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-0.318cm" fo:margin-right="0cm" fo:text-align="center" style:justify-single-word="false" fo:text-indent="0.953cm" style:auto-text-indent="false" fo:keep-with-next="always" style:text-autospace="none" style:punctuation-wrap="simple" style:vertical-align="baseline"/>
      <style:text-properties fo:language="uk" fo:country="UA" fo:font-weight="bold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318cm" fo:margin-right="0cm" fo:text-align="center" style:justify-single-word="false" fo:text-indent="0cm" style:auto-text-indent="false" fo:keep-with-next="always" style:text-autospace="none" style:punctuation-wrap="simple" style:vertical-align="baseline"/>
      <style:text-properties fo:language="uk" fo:country="UA" fo:font-weight="bold" style:font-weight-asian="bold" style:font-size-complex="10pt" style:font-weight-complex="bold"/>
    </style:style>
    <style:style style:name="ЛР" style:family="paragraph" style:parent-style-name="Standard" style:next-style-name="Standard">
      <style:paragraph-properties fo:margin-top="0.423cm" fo:margin-bottom="0.423cm" fo:text-align="center" style:justify-single-word="false"/>
      <style:text-properties fo:font-weight="bold" style:font-weight-asian="bold"/>
    </style:style>
    <style:style style:name="WW8Num22z0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0" style:family="text">
      <style:text-properties fo:language="uk" fo:country="UA"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S</meta:editing-duration>
    <meta:editing-cycles>3</meta:editing-cycles>
    <meta:generator>OpenOffice/4.1.0$Win32 OpenOffice.org_project/410m18$Build-9764</meta:generator>
    <dc:date>2014-09-25T20:45:44.45</dc:date>
    <meta:document-statistic meta:table-count="0" meta:image-count="0" meta:object-count="0" meta:page-count="3" meta:paragraph-count="58" meta:word-count="972" meta:character-count="6181"/>
    <meta:user-defined meta:name="Info 1"/>
    <meta:user-defined meta:name="Info 2"/>
    <meta:user-defined meta:name="Info 3"/>
    <meta:user-defined meta:name="Info 4"/>
  </office:meta>
</office:document-meta>
</file>